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5" style:family="paragraph" style:parent-style-name="Standard">
      <style:text-properties fo:language="ru" fo:country="RU" fo:font-style="italic" style:language-asian="zxx" style:country-asian="none" style:font-style-asian="italic" style:language-complex="zxx" style:country-complex="none" style:font-style-complex="italic"/>
    </style:style>
    <style:style style:name="P6" style:family="paragraph" style:parent-style-name="Standard">
      <style:text-properties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вым делом нужно подготовить среду для разработки. В нашем нелёгком деле помогает <text:span text:style-name="T1">Visual Studio. </text:span>Добрый (или не очень) <text:span text:style-name="T1">Microsoft </text:span>с недавних пор предоставляет её на свободной основе, так что можно брать и пользоваться (где же тут подвох?).</text:p>
      <text:p text:style-name="P1"/>
      <text:p text:style-name="P1">Далее Вам понадобятся библиотеки. Все используемые модули находятся в репозитории <text:span text:style-name="T1">ThirdParties. </text:span>После скачивания необходимо будет зайти в подпапку <text:span text:style-name="T1">props </text:span>и выполнить <text:span text:style-name="T1">env.bat, </text:span>который добавит нужную переменную среды.</text:p>
      <text:p text:style-name="P1"/>
      <text:p text:style-name="P5">Работа со студией</text:p>
      <text:p text:style-name="P5"><text:span text:style-name="T1">code conventions</text:span></text:p>
      <text:p text:style-name="P5"><text:span text:style-name="T1"/></text:p>
      <text:p text:style-name="P6"><text:span text:style-name="T1"/></text:p>
      <text:p text:style-name="P1">Итак, Вам уже не терпится что-то написать, а этот Шут всё ещё рассказывает свои басни. Но писать <text:span text:style-name="T1">int main() </text:span>ещё рано. Не сразу Москва строилась. Сначала необходимо решить как размещать файлы. Неправильная структура файлов может породить множество проблем с поддержкой и расширением системы. Есть несколько подходов файловой структуры. Выделю два наиболее удобных. </text:p>
      <text:p text:style-name="P1">В обоих структурах есть папки</text:p>
      <text:p text:style-name="P2">lib/</text:p>
      <text:p text:style-name="P2">binaries/</text:p>
      <text:p text:style-name="P2">samples</text:p>
      <text:p text:style-name="P2">docs – <text:span text:style-name="T2">если Вы их будете писать</text:span></text:p>
      <text:p text:style-name="P2"><text:span text:style-name="T2">projects/</text:span></text:p>
      <text:p text:style-name="P1">Отличительной чертой является разделение между заголовочными файлами и реализацией.</text:p>
      <text:p text:style-name="P1">1. Заголовочные и реализация находятся в разных папках</text:p>
      <text:p text:style-name="P2">include/*<text:span text:style-name="T2">.</text:span>h;*.hpp</text:p>
      <text:p text:style-name="P2">src/*.cpp</text:p>
      <text:p text:style-name="P1">Этот подход позволяет распространять библиотеку, не давая исходного кода.</text:p>
      <text:p text:style-name="P1"/>
      <text:p text:style-name="P1">2. Заголовочные и реализация находятся в одной папке</text:p>
      <text:p text:style-name="P2">sources/*.h; *.cpp</text:p>
      <text:p text:style-name="P6"><text:span text:style-name="T1">Удобен для разработки — есть некая модульность, когда файлы одного класса находятся вместе и удобно через файловый менеджер их редактировать (если используется Far или TotalCommander, то можно редактировать не переходя в другие окна). Я предпочитаю второй подход, так как мне важнее удобство в разработке. В случае, если захочется распространять без исходников, то можно написать скрипт, который будет копировать заголовочные файлы в include/ директор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44S</meta:editing-duration>
    <meta:editing-cycles>15</meta:editing-cycles>
    <meta:generator>OpenOffice/4.1.2$Win32 OpenOffice.org_project/412m3$Build-9782</meta:generator>
    <dc:date>2016-03-30T21:13:19.23</dc:date>
    <dc:creator>Jester </dc:creator>
    <meta:document-statistic meta:table-count="0" meta:image-count="0" meta:object-count="0" meta:page-count="1" meta:paragraph-count="19" meta:word-count="238" meta:character-count="1700"/>
    <meta:user-defined meta:name="Info 1"/>
    <meta:user-defined meta:name="Info 2"/>
    <meta:user-defined meta:name="Info 3"/>
    <meta:user-defined meta:name="Info 4"/>
  </office:meta>
</office:document-meta>
</file>